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8e876" officeooo:paragraph-rsid="0018e876" style:font-size-asian="16pt" style:font-size-complex="16pt"/>
    </style:style>
    <style:style style:name="T1" style:family="text">
      <style:text-properties officeooo:rsid="0018e876"/>
    </style:style>
    <style:style style:name="T2" style:family="text">
      <style:text-properties officeooo:rsid="001a4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- <text:span text:style-name="T1">Creamos Proyecto o Solución</text:span></text:h>
      <text:p text:style-name="P1">2.- <text:span text:style-name="T2">Agregar</text:span> WebForm (Formulario)</text:p>
      <text:p text:style-name="P1">3.- Añadir los controles.</text:p>
      <text:p text:style-name="P1">4.- Asignar las propiedades a los controles</text:p>
      <text:p text:style-name="P1">5.- Añadir hoja de estilos. ( asociar la hoja Css al &lt;HEAD&gt; de nuestra página .aspx)</text:p>
      <text:p text:style-name="P1"><text:tab/><text:tab/>Atributos Class para elementos HTML (Cliente)</text:p>
      <text:p text:style-name="P1"><text:tab/><text:tab/>Atributo CssClass para elementos ASP:elemento (servidor)</text:p>
      <text:p text:style-name="P1">6.- Añadir JavaScript ( asociar la hoja JS al &lt;HEAD&gt; de nuestra página .aspx)</text:p>
      <text:p text:style-name="P1"><text:tab/><text:tab/>En el evento Page_Load añadir el evento deseado al conjunto <text:tab/><text:tab/>de atributos del elemento</text:p>
      <text:p text:style-name="P1"><text:tab/><text:tab/>elemento.Attributes.Add(“evento”,”funcionJavascript”);</text:p>
      <text:p text:style-name="P1">7.- Ejecutar eventos de servidor. (Doble click en el elemento deseado) nos lleva al .aspx.c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08:49:02.702000000</meta:creation-date>
    <dc:date>2019-09-19T09:51:26.691000000</dc:date>
    <meta:editing-duration>PT52M24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1" meta:word-count="92" meta:character-count="634" meta:non-whitespace-character-count="543"/>
  </office:meta>
</office:document-meta>
</file>